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000000007D00000053564E0D639.png" manifest:media-type="image/png"/>
  <manifest:file-entry manifest:full-path="Pictures/100000000000040000000300A29EE99E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2" svg:font-family="Wingdings" style:font-pitch="variable" style:font-charset="x-symbol"/>
    <style:font-face style:name="Arial3" svg:font-family="Arial" style:font-family-generic="swiss"/>
    <style:font-face style:name="Courier New2" svg:font-family="'Courier New'" style:font-family-generic="modern" style:font-pitch="fixed"/>
    <style:font-face style:name="Lucida Console1" svg:font-family="'Lucida Console'" style:font-family-generic="modern" style:font-pitch="fixed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Lucida Console" svg:font-family="'Lucida Console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ny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Microsoft YaHei1" svg:font-family="'Microsoft YaHei'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Arial2" svg:font-family="Arial" style:font-family-generic="system" style:font-pitch="variable"/>
    <style:font-face style:name="Courier New3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ymbol1" svg:font-family="Symbol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true" presentation:display-page-number="fals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vertical-align="middle" draw:auto-grow-height="false" fo:min-height="4.75cm" fo:min-width="2.3cm"/>
    </style:style>
    <style:style style:name="gr3" style:family="graphic" style:parent-style-name="standard">
      <style:graphic-properties draw:textarea-horizontal-align="justify" draw:textarea-vertical-align="middle" draw:auto-grow-height="false" fo:min-height="3.55cm" fo:min-width="4.9cm"/>
    </style:style>
    <style:style style:name="gr4" style:family="graphic" style:parent-style-name="standard">
      <style:graphic-properties draw:textarea-horizontal-align="justify" draw:textarea-vertical-align="middle" draw:auto-grow-height="false" fo:min-height="2.95cm" fo:min-width="3.9cm"/>
    </style:style>
    <style:style style:name="gr5" style:family="graphic" style:parent-style-name="standard">
      <style:graphic-properties draw:textarea-horizontal-align="justify" draw:textarea-vertical-align="middle" draw:auto-grow-height="false" fo:min-height="0.975cm" fo:min-width="0.3cm"/>
    </style:style>
    <style:style style:name="gr6" style:family="graphic" style:parent-style-name="standard">
      <style:graphic-properties draw:textarea-horizontal-align="justify" draw:textarea-vertical-align="middle" draw:auto-grow-height="false" fo:min-height="0.05cm" fo:min-width="0.9cm"/>
    </style:style>
    <style:style style:name="gr7" style:family="graphic" style:parent-style-name="standard">
      <style:graphic-properties draw:fill-color="#ff8080" draw:textarea-horizontal-align="justify" draw:textarea-vertical-align="middle" draw:auto-grow-height="false" fo:min-height="2.95cm" fo:min-width="0.9cm"/>
    </style:style>
    <style:style style:name="gr8" style:family="graphic" style:parent-style-name="standard">
      <style:graphic-properties draw:fill-color="#3465a4" draw:textarea-horizontal-align="justify" draw:textarea-vertical-align="middle" draw:auto-grow-height="false" fo:min-height="8.64cm" fo:min-width="9.872cm"/>
    </style:style>
    <style:style style:name="gr9" style:family="graphic" style:parent-style-name="standard">
      <style:graphic-properties draw:textarea-horizontal-align="justify" draw:textarea-vertical-align="middle" draw:auto-grow-height="false" fo:min-height="0.15cm" fo:min-width="0.725cm"/>
    </style:style>
    <style:style style:name="gr10" style:family="graphic" style:parent-style-name="standard">
      <style:graphic-properties draw:fill-color="#579d1c" draw:textarea-horizontal-align="justify" draw:textarea-vertical-align="middle" draw:auto-grow-height="false" fo:min-height="1.55cm" fo:min-width="3.1cm"/>
    </style:style>
    <style:style style:name="gr11" style:family="graphic" style:parent-style-name="standard">
      <style:graphic-properties draw:textarea-horizontal-align="justify" draw:textarea-vertical-align="middle" draw:auto-grow-height="false" fo:min-height="0.975cm" fo:min-width="0cm"/>
    </style:style>
    <style:style style:name="gr12" style:family="graphic" style:parent-style-name="standard">
      <style:graphic-properties draw:textarea-horizontal-align="justify" draw:textarea-vertical-align="middle" draw:auto-grow-height="false" fo:min-height="1.974cm" fo:min-width="2.464cm"/>
    </style:style>
    <style:style style:name="gr13" style:family="graphic" style:parent-style-name="standard">
      <style:graphic-properties draw:textarea-horizontal-align="justify" draw:textarea-vertical-align="middle" draw:auto-grow-height="false" fo:min-height="1.788cm" fo:min-width="2.278cm"/>
    </style:style>
    <style:style style:name="gr14" style:family="graphic" style:parent-style-name="standard">
      <style:graphic-properties draw:textarea-horizontal-align="justify" draw:textarea-vertical-align="middle" draw:auto-grow-height="false" fo:min-height="2.158cm" fo:min-width="2.65cm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standard">
      <style:graphic-properties draw:textarea-horizontal-align="justify" draw:textarea-vertical-align="middle" draw:auto-grow-height="false" fo:min-height="8.55cm" fo:min-width="2.5cm"/>
    </style:style>
    <style:style style:name="gr17" style:family="graphic" style:parent-style-name="standard">
      <style:graphic-properties draw:textarea-horizontal-align="justify" draw:textarea-vertical-align="middle" draw:auto-grow-height="false" fo:min-height="3.436cm" fo:min-width="2.899cm"/>
    </style:style>
    <style:style style:name="gr18" style:family="graphic" style:parent-style-name="standard">
      <style:graphic-properties draw:fill-color="#ff950e" draw:textarea-horizontal-align="justify" draw:textarea-vertical-align="middle" draw:auto-grow-height="false" fo:min-height="0.456cm" fo:min-width="0.206cm"/>
    </style:style>
    <style:style style:name="gr19" style:family="graphic" style:parent-style-name="standard">
      <style:graphic-properties draw:fill-color="#c5000b" draw:textarea-horizontal-align="justify" draw:textarea-vertical-align="middle" draw:auto-grow-height="false" fo:min-height="0.456cm" fo:min-width="0.206cm"/>
    </style:style>
    <style:style style:name="gr20" style:family="graphic" style:parent-style-name="standard">
      <style:graphic-properties draw:textarea-horizontal-align="justify" draw:textarea-vertical-align="middle" draw:auto-grow-height="false" fo:min-height="0.626cm" fo:min-width="0cm"/>
    </style:style>
    <style:style style:name="pr1" style:family="presentation" style:parent-style-name="Domyślnie-title">
      <style:graphic-properties draw:auto-grow-height="true" fo:min-height="8.681cm"/>
    </style:style>
    <style:style style:name="pr2" style:family="presentation" style:parent-style-name="Domyślnie-subtitle">
      <style:graphic-properties draw:fill-color="#ffffff" draw:auto-grow-height="true" fo:min-height="7.239cm"/>
    </style:style>
    <style:style style:name="pr3" style:family="presentation" style:parent-style-name="Domyślnie-notes">
      <style:graphic-properties draw:fill-color="#ffffff" draw:auto-grow-height="true" fo:min-height="13.364cm"/>
    </style:style>
    <style:style style:name="pr4" style:family="presentation" style:parent-style-name="Domyślnie-title">
      <style:graphic-properties draw:auto-grow-height="true" fo:min-height="3.506cm"/>
    </style:style>
    <style:style style:name="pr5" style:family="presentation" style:parent-style-name="Domyślnie-outline1">
      <style:graphic-properties fo:min-height="11.929cm"/>
    </style:style>
    <style:style style:name="pr6" style:family="presentation" style:parent-style-name="Domyślnie-title">
      <style:graphic-properties fo:min-height="3.506cm"/>
    </style:style>
    <style:style style:name="co1" style:family="table-column">
      <style:table-column-properties style:column-width="5.039cm" style:use-optimal-column-width="false"/>
    </style:style>
    <style:style style:name="co2" style:family="table-column">
      <style:table-column-properties style:column-width="5.043cm" style:use-optimal-column-width="false"/>
    </style:style>
    <style:style style:name="co3" style:family="table-column">
      <style:table-column-properties style:column-width="6.299cm" style:use-optimal-column-width="false"/>
    </style:style>
    <style:style style:name="co4" style:family="table-column">
      <style:table-column-properties style:column-width="6.302cm" style:use-optimal-column-width="false"/>
    </style:style>
    <style:style style:name="ro1" style:family="table-row">
      <style:table-row-properties style:row-height="4.071cm"/>
    </style:style>
    <style:style style:name="ro2" style:family="table-row">
      <style:table-row-properties style:row-height="2.091cm"/>
    </style:style>
    <style:style style:name="ro3" style:family="table-row">
      <style:table-row-properties style:row-height="2.997cm"/>
    </style:style>
    <style:style style:name="ro4" style:family="table-row">
      <style:table-row-properties style:row-height="2.999cm"/>
    </style:style>
    <style:style style:name="ro5" style:family="table-row">
      <style:table-row-properties style:row-height="0.973cm"/>
    </style:style>
    <style:style style:name="ro6" style:family="table-row">
      <style:table-row-properties style:row-height="2.853cm"/>
    </style:style>
    <style:style style:name="ro7" style:family="table-row">
      <style:table-row-properties style:row-height="1.557cm"/>
    </style:style>
    <style:style style:name="ro8" style:family="table-row">
      <style:table-row-properties style:row-height="1.186cm"/>
    </style:style>
    <style:style style:name="ce1" style:family="table-cell">
      <style:graphic-properties style:repeat="repeat"/>
      <style:paragraph-properties fo:text-align="start" style:text-autospace="none" style:line-break="normal" style:writing-mode="page"/>
      <style:text-properties fo:color="#ffffff" style:text-outline="false" style:text-line-through-style="none" style:text-line-through-type="none" style:font-name="Lucida Console1" fo:font-size="15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5pt" style:language-asian="zh" style:country-asian="CN" style:font-style-asian="normal" style:font-weight-asian="normal" style:font-name-complex="Arial2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2" style:family="table-cell">
      <style:graphic-properties style:repeat="repeat"/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font-name="Lucida Console1" fo:font-size="15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5pt" style:language-asian="zh" style:country-asian="CN" style:font-style-asian="normal" style:font-weight-asian="normal" style:font-name-complex="Arial2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3" style:family="table-cell">
      <style:graphic-properties style:repeat="repeat"/>
      <style:text-properties style:font-name="Lucida Console1" fo:font-size="15pt" style:font-size-asian="15pt" style:font-size-complex="15pt"/>
    </style:style>
    <style:style style:name="ce4" style:family="table-cell">
      <style:graphic-properties style:repeat="repeat"/>
      <style:paragraph-properties fo:text-align="center"/>
      <style:text-properties style:font-name="Calibri" fo:font-size="15pt" fo:language="pl" fo:country="PL" style:font-name-asian="Arial1" style:font-size-asian="15pt" style:font-size-complex="15pt"/>
    </style:style>
    <style:style style:name="ce5" style:family="table-cell">
      <style:graphic-properties style:repeat="repeat"/>
      <style:text-properties style:font-name="Calibri" fo:font-size="15pt" fo:language="pl" fo:country="PL" style:font-name-asian="Arial1" style:font-size-asian="15pt" style:font-size-complex="15pt"/>
    </style:style>
    <style:style style:name="ce6" style:family="table-cell">
      <style:graphic-properties style:repeat="repeat"/>
      <style:text-properties style:font-name="Calibri" fo:font-size="15pt" style:font-size-asian="15pt" style:font-size-complex="15pt"/>
    </style:style>
    <style:style style:name="P1" style:family="paragraph">
      <style:paragraph-properties fo:text-align="end"/>
      <style:text-properties fo:font-size="24pt"/>
    </style:style>
    <style:style style:name="P2" style:family="paragraph">
      <style:paragraph-properties fo:text-align="start"/>
      <style:text-properties fo:font-size="24pt"/>
    </style:style>
    <style:style style:name="P3" style:family="paragraph">
      <style:paragraph-properties fo:text-align="end"/>
      <style:text-properties fo:font-size="24pt" style:font-size-asian="24pt" style:font-size-complex="24pt"/>
    </style:style>
    <style:style style:name="P4" style:family="paragraph">
      <style:text-properties fo:color="#ffffff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5pt"/>
    </style:style>
    <style:style style:name="P7" style:family="paragraph">
      <style:paragraph-properties fo:text-align="center"/>
      <style:text-properties fo:color="#ffffff" style:font-name="Lucida Console1" fo:font-size="15pt" style:font-size-asian="15pt" style:font-size-complex="15pt"/>
    </style:style>
    <style:style style:name="P8" style:family="paragraph">
      <style:text-properties fo:font-size="20pt"/>
    </style:style>
    <style:style style:name="P9" style:family="paragraph">
      <style:paragraph-properties fo:text-align="start" style:text-autospace="none" style:line-break="normal" style:writing-mode="page"/>
      <style:text-properties fo:font-size="18pt" fo:language="pl" fo:country="PL" style:text-underline-mode="continuous" style:text-overline-mode="continuous" style:text-line-through-mode="continuous" style:language-asian="zh" style:country-asian="CN" style:language-complex="hi" style:country-complex="IN" fo:hyphenate="false"/>
    </style:style>
    <style:style style:name="P10" style:family="paragraph">
      <style:text-properties fo:font-size="18pt"/>
    </style:style>
    <style:style style:name="P11" style:family="paragraph">
      <style:paragraph-properties fo:text-align="center"/>
      <style:text-properties fo:font-size="18pt" fo:language="pl" fo:country="PL"/>
    </style:style>
    <style:style style:name="P12" style:family="paragraph">
      <style:text-properties fo:font-size="18pt" fo:language="pl" fo:country="PL"/>
    </style:style>
    <style:style style:name="T1" style:family="text">
      <style:text-properties fo:color="#000000" fo:font-size="20pt" style:font-size-asian="20pt" style:font-size-complex="2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fo:font-size="36pt" style:font-size-asian="36pt" style:font-size-complex="36pt"/>
    </style:style>
    <style:style style:name="T4" style:family="text">
      <style:text-properties fo:color="#ffffff"/>
    </style:style>
    <style:style style:name="T5" style:family="text">
      <style:text-properties style:font-name="Arial Black"/>
    </style:style>
    <style:style style:name="T6" style:family="text">
      <style:text-properties style:font-name="Arial Black" fo:font-size="20pt" style:font-size-asian="20pt" style:font-size-complex="20pt"/>
    </style:style>
    <style:style style:name="T7" style:family="text">
      <style:text-properties style:font-name="Arial Black1"/>
    </style:style>
    <style:style style:name="T8" style:family="text">
      <style:text-properties style:font-name="Arial Black1" fo:font-size="20pt" style:font-size-asian="20pt" style:font-size-complex="20pt"/>
    </style:style>
    <style:style style:name="T9" style:family="text">
      <style:text-properties fo:color="#ffffff" style:font-name="Lucida Console1" fo:font-size="15pt" style:font-size-asian="15pt" style:font-size-complex="15pt"/>
    </style:style>
    <style:style style:name="T10" style:family="text">
      <style:text-properties fo:color="#ffffff" style:text-outline="false" style:text-line-through-style="none" style:text-line-through-type="none" style:font-name="Lucida Console1" fo:font-size="15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5pt" style:language-asian="zh" style:country-asian="CN" style:font-style-asian="normal" style:font-weight-asian="normal" style:font-name-complex="Arial2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Lucida Console1" fo:font-size="15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5pt" style:language-asian="zh" style:country-asian="CN" style:font-style-asian="normal" style:font-weight-asian="normal" style:font-name-complex="Arial2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Lucida Console1" fo:font-size="15pt" style:font-size-asian="15pt" style:font-size-complex="15pt"/>
    </style:style>
    <style:style style:name="T13" style:family="text">
      <style:text-properties style:use-window-font-color="true" style:font-name="Arial1" fo:font-size="18pt" fo:language="pl" fo:country="PL" style:letter-kerning="true" style:font-name-asian="Arial1" style:font-size-asian="18pt" style:font-name-complex="Arial2" style:font-size-complex="18pt"/>
    </style:style>
    <style:style style:name="T14" style:family="text">
      <style:text-properties style:font-name="Calibri" fo:font-size="15pt" fo:language="pl" fo:country="PL" style:font-name-asian="Arial1" style:font-size-asian="15pt" style:font-size-complex="15pt"/>
    </style:style>
    <style:style style:name="T15" style:family="text">
      <style:text-properties style:use-window-font-color="true" style:font-name="Calibri" fo:font-size="15pt" fo:language="pl" fo:country="PL" style:letter-kerning="true" style:font-name-asian="Arial1" style:font-size-asian="15pt" style:font-name-complex="Arial2" style:font-size-complex="15pt"/>
    </style:style>
    <style:style style:name="T16" style:family="text">
      <style:text-properties style:font-name="Calibri" fo:font-size="18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 xml:id="id4" draw:id="id4">
        <office:forms form:automatic-focus="false" form:apply-design-mode="false"/>
        <draw:frame presentation:style-name="pr1" draw:layer="layout" svg:width="25.199cm" svg:height="8.681cm" svg:x="1.4cm" svg:y="0.578cm" presentation:class="title" presentation:user-transformed="true">
          <draw:text-box>
            <text:p>Model układu sterującego dla świateł zewnętrznych w samochodzie<text:line-break/><text:line-break/></text:p>
          </draw:text-box>
        </draw:frame>
        <draw:frame presentation:style-name="pr2" draw:text-style-name="P3" draw:layer="layout" svg:width="24.399cm" svg:height="7.239cm" svg:x="2.2cm" svg:y="12.735cm" presentation:class="subtitle" presentation:user-transformed="true">
          <draw:text-box>
            <text:p text:style-name="P1"><text:span text:style-name="T1"/></text:p>
            <text:p text:style-name="P1"><text:span text:style-name="T1">Laboratorium Automatyki Pojazdowej <text:s/></text:span></text:p>
            <text:p text:style-name="P1"><text:span text:style-name="T2"/></text:p>
            <text:p text:style-name="P1"><text:span text:style-name="T2"/></text:p>
            <text:p text:style-name="P2"><text:span text:style-name="T2">Aleksander Pasiut (kierownik zespołu)</text:span></text:p>
            <text:p text:style-name="P2"><text:span text:style-name="T2">Andrzej Brodzicki <text:s text:c="32"/></text:span></text:p>
            <text:p text:style-name="P2"><text:span text:style-name="T2">Michał Trojnarski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3"/></text:span></text:p>
            <text:p text:style-name="P2"><text:span text:style-name="T2">Mateusz Wąsala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/text:p>
          </draw:text-box>
        </draw:frame>
        <anim:par presentation:node-type="timing-root">
          <anim:par smil:begin="id4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omyślnie" presentation:presentation-page-layout-name="AL2T1" xml:id="id5" draw:id="id5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el projektu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Wdrożenie podejścia modelowego (model-based design) w projektowaniu elektronicznych systemów sterowania stosowanych w branży motoryzacyjnej</text:span></text:p>
              </text:list-item>
              <text:list-item>
                <text:p><text:span text:style-name="T3">Stworzenie modelu symulacyjnego świateł zewnętrznych w samochodzie (Matlab, Simulink, Stateflow)</text:span></text:p>
              </text:list-item>
              <text:list-item>
                <text:p><text:span text:style-name="T3">Przeprowadzenie testów funkcjonalności z uwzględnieniem sytuacji wyjątkowych i awaryjnych</text:span></text:p>
                <text:p><text:span text:style-name="T4"/>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omyślnie" presentation:presentation-page-layout-name="AL2T1" xml:id="id6" draw:id="id6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Środowisko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<text:span text:style-name="T5">Matlab</text:span></text:p>
            <text:p><text:s text:c="14"/></text:p>
            <text:p><text:s text:c="13"/><text:span text:style-name="T5">Simulink <text:s/></text:span><text:span text:style-name="T6">budowa modeli i przeprowadzanie <text:s text:c="54"/>symulacji komputerowych</text:span></text:p>
            <text:p/>
            <text:p><text:s text:c="30"/><text:span text:style-name="T7">Stateflow </text:span><text:span text:style-name="T8">graficzna reprezentacja <text:s text:c="71"/>i symulacja układów <text:s text:c="76"/>decyzyjnych (logicznych)</text:span></text:p>
          </draw:text-box>
        </draw:frame>
        <draw:custom-shape draw:style-name="gr2" draw:text-style-name="P5" draw:layer="layout" svg:width="2.8cm" svg:height="5cm" svg:x="7cm" svg:y="11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2" draw:text-style-name="P5" draw:layer="layout" svg:width="2.8cm" svg:height="5cm" svg:x="2.2cm" svg:y="6.4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anim:par presentation:node-type="timing-root">
          <anim:par smil:begin="id6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omyślnie" presentation:presentation-page-layout-name="AL2T1" xml:id="id7" draw:id="id7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Koncepcja modelu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custom-shape draw:style-name="gr3" draw:text-style-name="P7" draw:layer="layout" svg:width="5.4cm" svg:height="3.8cm" svg:x="1.4cm" svg:y="4cm">
          <svg:title>Interaktywny interfejs</svg:title>
          <svg:desc>Obsługa wszystkich funkcjonalności</svg:desc>
          <text:p text:style-name="P6"><text:span text:style-name="T9">Interaktywny </text:span></text:p>
          <text:p text:style-name="P6"><text:span text:style-name="T9">interfejs </text:span></text:p>
          <text:p text:style-name="P6"><text:span text:style-name="T9">graficzn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7" draw:layer="layout" svg:width="4.4cm" svg:height="3.2cm" svg:x="1.8cm" svg:y="9.2cm">
          <text:p text:style-name="P6"><text:span text:style-name="T9">Konwersja na</text:span></text:p>
          <text:p text:style-name="P6"><text:span text:style-name="T9">dane liczbow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draw:layer="layout" svg:width="1.6cm" svg:height="1.4cm" svg:x="3.2cm" svg:y="7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5" draw:layer="layout" svg:width="1.6cm" svg:height="0.6cm" svg:x="6.2cm" svg:y="9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5" draw:layer="layout" svg:width="1.6cm" svg:height="0.6cm" svg:x="6.2cm" svg:y="10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5" draw:layer="layout" svg:width="1.6cm" svg:height="0.6cm" svg:x="6.2cm" svg:y="10.83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5" draw:layer="layout" svg:width="1.6cm" svg:height="0.6cm" svg:x="6.2cm" svg:y="11.70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7" draw:layer="layout" svg:width="1.4cm" svg:height="3.2cm" svg:x="7.8cm" svg:y="9.2cm">
          <text:p text:style-name="P6"><text:span text:style-name="T9">Mu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7" draw:layer="layout" svg:width="11.2cm" svg:height="9.6cm" svg:x="10.6cm" svg:y="9.2cm">
          <text:p text:style-name="P6"><text:span text:style-name="T9">Logika stanów</text:span></text:p>
          <text:p text:style-name="P6"><text:span text:style-name="T9">świateł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5" draw:layer="layout" svg:width="1.4cm" svg:height="0.8cm" svg:x="9.2cm" svg:y="10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7" draw:layer="layout" svg:width="3.6cm" svg:height="1.8cm" svg:x="10.832cm" svg:y="5.958cm">
          <text:p text:style-name="P6"><text:span text:style-name="T9">Bateri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5" draw:layer="layout" svg:width="0.8cm" svg:height="1.4cm" svg:x="12.2cm" svg:y="7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5" xml:id="id1" draw:id="id1" draw:layer="layout" svg:width="3.2cm" svg:height="2.4cm" svg:x="11.8cm" svg:y="10.4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3" draw:text-style-name="P5" xml:id="id2" draw:id="id2" draw:layer="layout" svg:width="3cm" svg:height="2.2cm" svg:x="12.8cm" svg:y="15.2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4" draw:text-style-name="P5" xml:id="id3" draw:id="id3" draw:layer="layout" svg:width="3.4cm" svg:height="2.6cm" svg:x="17.8cm" svg:y="10.6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5" draw:text-style-name="P5" draw:layer="layout" draw:type="curve" svg:x1="13.4cm" svg:y1="12.8cm" svg:x2="12.8cm" svg:y2="16.3cm" draw:start-shape="id1" draw:start-glue-point="6" draw:end-shape="id2" draw:end-glue-point="5" svg:d="M13400 12800c0 1801-551 1500-889 1925s-462 1575 289 1575" svg:viewBox="0 0 1156 3501">
          <text:p/>
        </draw:connector>
        <draw:connector draw:style-name="gr15" draw:text-style-name="P5" draw:layer="layout" draw:type="curve" svg:x1="15cm" svg:y1="11.6cm" svg:x2="17.8cm" svg:y2="11.9cm" draw:start-shape="id1" draw:start-glue-point="7" draw:end-shape="id3" draw:end-glue-point="5" svg:d="M15000 11600c2101 0 702 300 2800 300" svg:viewBox="0 0 2801 301">
          <text:p/>
        </draw:connector>
        <draw:connector draw:style-name="gr15" draw:text-style-name="P5" draw:layer="layout" draw:type="curve" svg:x1="19.5cm" svg:y1="13.2cm" svg:x2="15.8cm" svg:y2="16.3cm" draw:start-shape="id3" draw:start-glue-point="6" draw:end-shape="id2" draw:end-glue-point="7" svg:d="M19500 13200c0 2067-1233 3100-3700 3100" svg:viewBox="0 0 3701 3101">
          <text:p/>
        </draw:connector>
        <draw:custom-shape draw:style-name="gr6" draw:text-style-name="P5" draw:layer="layout" svg:width="1.6cm" svg:height="0.6cm" svg:x="21.8cm" svg:y="10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5" draw:layer="layout" svg:width="1.6cm" svg:height="0.6cm" svg:x="21.8cm" svg:y="12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5" draw:layer="layout" svg:width="1.6cm" svg:height="0.6cm" svg:x="21.8cm" svg:y="14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5" draw:layer="layout" svg:width="1.6cm" svg:height="0.6cm" svg:x="21.8cm" svg:y="16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7" draw:layer="layout" svg:width="3cm" svg:height="8.8cm" svg:x="23.4cm" svg:y="9.4cm">
          <text:p text:style-name="P6"><text:span text:style-name="T9">Wyjści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7" draw:layer="layout" svg:width="3.399cm" svg:height="3.686cm" svg:x="23.2cm" svg:y="4.714cm">
          <text:p text:style-name="P6"><text:span text:style-name="T9">Aktualny</text:span></text:p>
          <text:p text:style-name="P6"><text:span text:style-name="T9">stan</text:span></text:p>
          <text:p text:style-name="P6"><text:span text:style-name="T9">świateł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5" draw:layer="layout" svg:width="1cm" svg:height="1cm" svg:x="23cm" svg:y="2.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9" draw:text-style-name="P5" draw:layer="layout" svg:width="1cm" svg:height="1cm" svg:x="25.8cm" svg:y="3.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9" draw:text-style-name="P5" draw:layer="layout" svg:width="1cm" svg:height="1cm" svg:x="23cm" svg:y="3.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8" draw:text-style-name="P5" draw:layer="layout" svg:width="1cm" svg:height="1cm" svg:x="25.8cm" svg:y="2.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0" draw:text-style-name="P5" draw:layer="layout" svg:width="0.6cm" svg:height="1cm" svg:x="23.4cm" svg:y="8.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5" draw:layer="layout" svg:width="0.6cm" svg:height="1cm" svg:x="24.6cm" svg:y="8.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5" draw:layer="layout" svg:width="0.6cm" svg:height="1cm" svg:x="25.8cm" svg:y="8.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presentation:node-type="timing-root">
          <anim:par smil:begin="id7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omyślnie" presentation:presentation-page-layout-name="AL2T1" xml:id="id8" draw:id="id8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zykład przeprowadzanych testów</text:p>
          </draw:text-box>
        </draw:frame>
        <draw:frame draw:style-name="standard" draw:layer="layout" svg:width="25.198cm" svg:height="15.433cm" svg:x="1.341cm" svg:y="3.632cm" presentation:class="table" presentation:user-transformed="true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9"><text:span text:style-name="T10">inputs tested (inputs which value affects outputs)</text:span></text:p>
              </table:table-cell>
              <table:table-cell>
                <text:p text:style-name="P9"><text:span text:style-name="T10">outputs tested</text:span></text:p>
              </table:table-cell>
              <table:table-cell>
                <text:p text:style-name="P9"><text:span text:style-name="T10">test description</text:span></text:p>
              </table:table-cell>
              <table:table-cell>
                <text:p text:style-name="P9"><text:span text:style-name="T10">expected result</text:span></text:p>
              </table:table-cell>
              <table:table-cell>
                <text:p text:style-name="P9"><text:span text:style-name="T10">result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11">voltmeter</text:span></text:p>
              </table:table-cell>
              <table:table-cell>
                <text:p text:style-name="P9"><text:span text:style-name="T11">all</text:span></text:p>
              </table:table-cell>
              <table:table-cell>
                <text:p text:style-name="P9"><text:span text:style-name="T11">operational voltage: 4 random values from range (0;6) u (18;+inf)</text:span></text:p>
              </table:table-cell>
              <table:table-cell>
                <text:p text:style-name="P9"><text:span text:style-name="T11">all outputs inactive</text:span></text:p>
              </table:table-cell>
              <table:table-cell table:style-name="ce3">
                <text:p text:style-name="P10"><text:span text:style-name="T12">OK</text:span></text:p>
              </table:table-cell>
            </table:table-row>
            <table:table-row table:style-name="ro3" table:default-cell-style-name="ce3">
              <table:table-cell table:style-name="ce2">
                <text:p text:style-name="P9"><text:span text:style-name="T11">low beam switch</text:span></text:p>
              </table:table-cell>
              <table:table-cell>
                <text:p text:style-name="P10"><text:span text:style-name="T12">-park lights</text:span></text:p>
                <text:p text:style-name="P10"><text:span text:style-name="T12">-license plate light</text:span></text:p>
                <text:p text:style-name="P10"><text:span text:style-name="T12">-low beam</text:span></text:p>
              </table:table-cell>
              <table:table-cell>
                <text:p text:style-name="P10"><text:span text:style-name="T12">-low beam switch: on</text:span></text:p>
                <text:p text:style-name="P10"><text:span text:style-name="T12">-all key positions</text:span></text:p>
                <text:p text:style-name="P10"><text:span text:style-name="T12">-all park lights switch values</text:span></text:p>
              </table:table-cell>
              <table:table-cell>
                <text:p text:style-name="P10"><text:span text:style-name="T12">-park lights active</text:span></text:p>
                <text:p text:style-name="P10"><text:span text:style-name="T12">-license plate light active</text:span></text:p>
                <text:p text:style-name="P10"><text:span text:style-name="T12">-low beam active</text:span></text:p>
              </table:table-cell>
              <table:table-cell>
                <text:p text:style-name="P10"><text:span text:style-name="T12">OK</text:span></text:p>
              </table:table-cell>
            </table:table-row>
            <table:table-row table:style-name="ro4" table:default-cell-style-name="ce3">
              <table:table-cell>
                <text:p text:style-name="P10"><text:span text:style-name="T12">-key position</text:span></text:p>
                <text:p text:style-name="P10"><text:span text:style-name="T12">-turn switch</text:span></text:p>
                <text:p text:style-name="P10"><text:span text:style-name="T12">-hazard switch</text:span></text:p>
              </table:table-cell>
              <table:table-cell>
                <text:p text:style-name="P10"><text:span text:style-name="T12">turn lights</text:span></text:p>
              </table:table-cell>
              <table:table-cell>
                <text:p text:style-name="P10"><text:span text:style-name="T12">-key position: run/crank</text:span></text:p>
                <text:p text:style-name="P10"><text:span text:style-name="T12">-left or right turn switch: on</text:span></text:p>
                <text:p text:style-name="P10"><text:span text:style-name="T12">-hazard switch: off</text:span></text:p>
              </table:table-cell>
              <table:table-cell table:style-name="ce2">
                <text:p text:style-name="P9"><text:span text:style-name="T11">left or right turn light active respectively </text:span></text:p>
              </table:table-cell>
              <table:table-cell>
                <text:p text:style-name="P10"><text:span text:style-name="T12">OK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8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omyślnie" presentation:presentation-page-layout-name="AL2T1" xml:id="id9" draw:id="id9">
        <office:forms form:automatic-focus="false" form:apply-design-mode="false"/>
        <draw:frame presentation:style-name="pr6" draw:layer="layout" svg:width="25.199cm" svg:height="3.506cm" svg:x="1.4cm" svg:y="-0.506cm" presentation:class="title" presentation:user-transformed="true">
          <draw:text-box>
            <text:p>Podział pracy i terminy zadań</text:p>
          </draw:text-box>
        </draw:frame>
        <draw:frame draw:style-name="standard" draw:layer="layout" svg:width="25.198cm" svg:height="18.351cm" svg:x="1.418cm" svg:y="2.069cm" presentation:class="table" presentation:user-transformed="true">
          <table:table table:template-name="sun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4"/>
            <table:table-row table:style-name="ro5" table:default-cell-style-name="ce4">
              <table:table-cell>
                <text:p text:style-name="P11"><text:span text:style-name="T13">Deadline</text:span></text:p>
              </table:table-cell>
              <table:table-cell>
                <text:p text:style-name="P11"><text:span text:style-name="T13">Kto?</text:span></text:p>
              </table:table-cell>
              <table:table-cell>
                <text:p text:style-name="P11"><text:span text:style-name="T13">Co?</text:span></text:p>
              </table:table-cell>
              <table:table-cell>
                <text:p text:style-name="P11"><text:span text:style-name="T13">Zrobione?</text:span></text:p>
              </table:table-cell>
            </table:table-row>
            <table:table-row table:style-name="ro6" table:default-cell-style-name="ce5">
              <table:table-cell>
                <text:p text:style-name="P12"><text:span text:style-name="T13">23 IV 2016</text:span></text:p>
              </table:table-cell>
              <table:table-cell>
                <text:p text:style-name="P12"><text:span text:style-name="T14">Michał Trojnarski</text:span></text:p>
                <text:p text:style-name="P12"><text:span text:style-name="T14">Andrzej Brodzicki</text:span></text:p>
              </table:table-cell>
              <table:table-cell>
                <text:p text:style-name="P12"><text:span text:style-name="T15">Zaprojektowanie i zrealizowanie w MATLABie modelu układu sterującego</text:span></text:p>
              </table:table-cell>
              <table:table-cell table:style-name="ce6">
                <text:p text:style-name="P10"><text:span text:style-name="T16">TAK</text:span></text:p>
              </table:table-cell>
            </table:table-row>
            <table:table-row table:style-name="ro7" table:default-cell-style-name="ce5">
              <table:table-cell>
                <text:p text:style-name="P12"><text:span text:style-name="T13">23 IV 2016</text:span></text:p>
              </table:table-cell>
              <table:table-cell>
                <text:p text:style-name="P12"><text:span text:style-name="T15">Mateusz Wąsala Aleksander Pasiut</text:span></text:p>
              </table:table-cell>
              <table:table-cell>
                <text:p text:style-name="P12"><text:span text:style-name="T15">Przygotowanie raportu testów</text:span></text:p>
              </table:table-cell>
              <table:table-cell table:style-name="ce6">
                <text:p text:style-name="P10"><text:span text:style-name="T16">TAK</text:span></text:p>
              </table:table-cell>
            </table:table-row>
            <table:table-row table:style-name="ro6" table:default-cell-style-name="ce5">
              <table:table-cell>
                <text:p text:style-name="P12"><text:span text:style-name="T13">24 IV 2016</text:span></text:p>
              </table:table-cell>
              <table:table-cell>
                <text:p text:style-name="P12"><text:span text:style-name="T14">Mateusz Wąsala </text:span></text:p>
                <text:p text:style-name="P12"><text:span text:style-name="T14">Aleksander Pasiut</text:span></text:p>
              </table:table-cell>
              <table:table-cell>
                <text:p text:style-name="P12"><text:span text:style-name="T15">Przeprowadzenie wstępnych testów: sprawdzenie ogólnych funkcjonalności</text:span></text:p>
              </table:table-cell>
              <table:table-cell table:style-name="ce6">
                <text:p text:style-name="P10"><text:span text:style-name="T16">TAK</text:span></text:p>
              </table:table-cell>
            </table:table-row>
            <table:table-row table:style-name="ro6" table:default-cell-style-name="ce5">
              <table:table-cell>
                <text:p text:style-name="P12"><text:span text:style-name="T13">25 IV 2016</text:span></text:p>
              </table:table-cell>
              <table:table-cell>
                <text:p text:style-name="P12"><text:span text:style-name="T14">Mateusz Wąsala</text:span></text:p>
                <text:p text:style-name="P12"><text:span text:style-name="T14">Aleksander Pasiut</text:span></text:p>
                <text:p text:style-name="P12"><text:span text:style-name="T14">Andrzej Brodzicki</text:span></text:p>
              </table:table-cell>
              <table:table-cell>
                <text:p text:style-name="P12"><text:span text:style-name="T15">Rozmowa z klientem w celu uzupełnienia wymagań i rozstrzygnięcia niejasności</text:span></text:p>
              </table:table-cell>
              <table:table-cell table:style-name="ce6">
                <text:p text:style-name="P10"><text:span text:style-name="T16">TAK</text:span></text:p>
              </table:table-cell>
            </table:table-row>
            <table:table-row table:style-name="ro6" table:default-cell-style-name="ce5">
              <table:table-cell>
                <text:p text:style-name="P12"><text:span text:style-name="T13">7 V 2016</text:span></text:p>
              </table:table-cell>
              <table:table-cell>
                <text:p text:style-name="P12"><text:span text:style-name="T15">Mateusz Wąsala Aleksander Pasiut</text:span></text:p>
              </table:table-cell>
              <table:table-cell>
                <text:p text:style-name="P12"><text:span text:style-name="T15">Szczegółowa analiza modelu, badanie obsługi błędów i sytuacji wyjątkowych</text:span></text:p>
              </table:table-cell>
              <table:table-cell table:style-name="ce6">
                <text:p text:style-name="P10"><text:span text:style-name="T16">TAK</text:span></text:p>
              </table:table-cell>
            </table:table-row>
            <table:table-row table:style-name="ro7" table:default-cell-style-name="ce5">
              <table:table-cell>
                <text:p text:style-name="P12"><text:span text:style-name="T13">7 V 2016</text:span></text:p>
              </table:table-cell>
              <table:table-cell>
                <text:p text:style-name="P12"><text:span text:style-name="T14">Michał Trojnarski</text:span></text:p>
                <text:p text:style-name="P12"><text:span text:style-name="T14">Andrzej Brodzicki</text:span></text:p>
              </table:table-cell>
              <table:table-cell>
                <text:p text:style-name="P12"><text:span text:style-name="T15">Poprawa wykrytych błędów</text:span></text:p>
              </table:table-cell>
              <table:table-cell table:style-name="ce6">
                <text:p text:style-name="P10"><text:span text:style-name="T16">TAK</text:span></text:p>
              </table:table-cell>
            </table:table-row>
            <table:table-row table:style-name="ro8" table:default-cell-style-name="ce5">
              <table:table-cell>
                <text:p text:style-name="P12"><text:span text:style-name="T13">9 V 2016</text:span></text:p>
              </table:table-cell>
              <table:table-cell>
                <text:p text:style-name="P12"><text:span text:style-name="T14">Michał Trojnarski</text:span></text:p>
                <text:p text:style-name="P12"><text:span text:style-name="T14">Andrzej Brodzicki</text:span></text:p>
                <text:p text:style-name="P12"><text:span text:style-name="T14">Mateusz Wąsala Aleksander Pasiut</text:span></text:p>
              </table:table-cell>
              <table:table-cell>
                <text:p text:style-name="P12"><text:span text:style-name="T15">Przygotowanie prezentacji</text:span></text:p>
              </table:table-cell>
              <table:table-cell table:style-name="ce6">
                <text:p text:style-name="P10"><text:span text:style-name="T16">TAK</text:span></text:p>
              </table:table-cell>
            </table:table-row>
          </table:table>
          <draw:image xlink:href="Pictures/TablePreview2.svm" xlink:type="simple" xlink:show="embed" xlink:actuate="onLoad"/>
        </draw:frame>
        <anim:par presentation:node-type="timing-root">
          <anim:par smil:begin="id9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omyślnie" presentation:presentation-page-layout-name="AL2T1" xml:id="id10" draw:id="id1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nioski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Funkcjonalność modelu</text:p>
              </text:list-item>
              <text:list-item>
                <text:p>Analiza problemu, ograniczenia, pomysły rozwiązania</text:p>
              </text:list-item>
              <text:list-item>
                <text:p>Projekt modelu</text:p>
              </text:list-item>
              <text:list-item>
                <text:p>Tworzenie raportu testów</text:p>
              </text:list-item>
              <text:list-item>
                <text:p>Testowanie</text:p>
              </text:list-item>
              <text:list-item>
                <text:p>Etap końcowy – równoległe testy i poprawki</text:p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2" svg:font-family="Wingdings" style:font-pitch="variable" style:font-charset="x-symbol"/>
    <style:font-face style:name="Arial3" svg:font-family="Arial" style:font-family-generic="swiss"/>
    <style:font-face style:name="Courier New2" svg:font-family="'Courier New'" style:font-family-generic="modern" style:font-pitch="fixed"/>
    <style:font-face style:name="Lucida Console1" svg:font-family="'Lucida Console'" style:font-family-generic="modern" style:font-pitch="fixed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Lucida Console" svg:font-family="'Lucida Console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ny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Microsoft YaHei1" svg:font-family="'Microsoft YaHei'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Arial2" svg:font-family="Arial" style:font-family-generic="system" style:font-pitch="variable"/>
    <style:font-face style:name="Courier New3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ymbol1" svg:font-family="Symbol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3" svg:font-family="Wingdings" style:font-family-generic="system" style:font-pitch="variable"/>
  </office:font-face-decls>
  <office:styles>
    <draw:fill-image draw:name="Bitmap_20_1" draw:display-name="Bitmap 1" xlink:href="Pictures/100000000000040000000300A29EE99E.jpg" xlink:type="simple" xlink:show="embed" xlink:actuate="onLoad"/>
    <draw:fill-image draw:name="background" xlink:href="Pictures/10000000000007D00000053564E0D639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/>
    </style:style>
    <style:style style:name="Nagłówek_20_1" style:display-name="Nagłówek 1" style:family="graphic">
      <style:paragraph-properties fo:margin-top="0.746cm" fo:margin-bottom="0.187cm" fo:text-align="start" style:text-autospace="none" style:writing-mode="lr-tb"/>
      <style:text-properties style:use-window-font-color="true" style:font-name="Arial1" fo:font-family="Arial" style:font-family-generic="swiss" style:font-pitch="variable" fo:font-size="16pt" fo:language="en" fo:country="US" fo:font-weight="bold" style:letter-kerning="true" style:font-name-asian="Arial1" style:font-family-asian="Arial" style:font-family-generic-asian="swiss" style:font-pitch-asian="variable" style:font-size-asian="16pt" style:language-asian="ar" style:country-asian="SA" style:font-weight-asian="bold" style:font-weight-complex="bold"/>
    </style:style>
    <style:style style:name="Nagłówek_20_3" style:display-name="Nagłówek 3" style:family="graphic">
      <style:paragraph-properties fo:margin-top="0.746cm" fo:margin-bottom="0.187cm" fo:text-align="start" style:text-autospace="none" style:writing-mode="lr-tb"/>
      <style:text-properties style:use-window-font-color="true" style:font-name="Arial1" fo:font-family="Arial" style:font-family-generic="swiss" style:font-pitch="variable" fo:font-size="13pt" fo:language="en" fo:country="US" fo:font-weight="bold" style:font-name-asian="Arial1" style:font-family-asian="Arial" style:font-family-generic-asian="swiss" style:font-pitch-asian="variable" style:font-size-asian="13pt" style:language-asian="ar" style:country-asian="SA" style:font-weight-asian="bold" style:font-weight-complex="bold"/>
    </style:style>
    <style:style style:name="Numer_20_stron" style:display-name="Numer stron" style:family="graphic">
      <style:paragraph-properties style:text-autospace="none"/>
    </style:style>
    <style:style style:name="Domyślna_20_czcionka_20_akapitu" style:display-name="Domyślna czcionka akapitu" style:family="graphic">
      <style:paragraph-properties style:text-autospace="none"/>
    </style:style>
    <style:style style:name="WW8Num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4z0" style:family="graphic">
      <style:paragraph-properties style:text-autospace="none"/>
      <style:text-properties style:font-name="Symbol" fo:font-family="Symbol" style:font-family-generic="roman" style:font-pitch="variable" fo:language="pl" fo:country="PL" style:font-name-asian="Symbol" style:font-family-asian="Symbol" style:font-family-generic-asian="roman" style:font-pitch-asian="variable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3z2" style:family="graphic">
      <style:paragraph-properties style:text-autospace="none"/>
    </style:style>
    <style:style style:name="WW8Num3z1" style:family="graphic">
      <style:paragraph-properties style:text-autospace="none"/>
    </style:style>
    <style:style style:name="WW8Num3z0" style:family="graphic">
      <style:paragraph-properties style:text-autospace="none"/>
    </style:style>
    <style:style style:name="WW8Num2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z3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z2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Nagłówek_20_tabeli" style:display-name="Nagłówek tabeli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Zawartość_20_tabeli" style:display-name="Zawartość tabeli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Zawartość_20_ramki" style:display-name="Zawartość ramki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Akapit_20_z_20_listą" style:display-name="Akapit z listą" style:family="graphic">
      <style:paragraph-properties fo:margin-left="2.203cm" fo:margin-right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Tekst_20_dymka" style:display-name="Tekst dymka" style:family="graphic">
      <style:paragraph-properties fo:text-align="start" style:text-autospace="none" style:writing-mode="lr-tb"/>
      <style:text-properties style:use-window-font-color="true" style:font-name="Tahoma1" fo:font-family="Tahoma" style:font-family-generic="swiss" style:font-pitch="variable" fo:font-size="8pt" fo:language="en" fo:country="US" style:font-name-asian="Tahoma1" style:font-family-asian="Tahoma" style:font-family-generic-asian="swiss" style:font-pitch-asian="variable" style:font-size-asian="8pt" style:language-asian="ar" style:country-asian="SA"/>
    </style:style>
    <style:style style:name="Stopka" style:family="graphic">
      <style:paragraph-properties fo:text-align="start" style:text-autospace="none" style:writing-mode="lr-tb">
        <style:tab-stops>
          <style:tab-stop style:position="13.441cm" style:type="center"/>
          <style:tab-stop style:position="26.882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Główka" style:family="graphic">
      <style:paragraph-properties fo:text-align="start" style:text-autospace="none" style:writing-mode="lr-tb">
        <style:tab-stops>
          <style:tab-stop style:position="13.441cm" style:type="center"/>
          <style:tab-stop style:position="26.882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Indeks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Arial3" style:font-family-asian="Arial" style:font-family-generic-asian="swiss" style:font-size-asian="12pt" style:language-asian="ar" style:country-asian="SA"/>
    </style:style>
    <style:style style:name="Podpis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fo:font-style="italic" style:font-name-asian="Arial3" style:font-family-asian="Arial" style:font-family-generic-asian="swiss" style:font-size-asian="12pt" style:language-asian="ar" style:country-asian="SA" style:font-style-asian="italic" style:font-style-complex="italic"/>
    </style:style>
    <style:style style:name="Lista" style:family="graphic">
      <style:paragraph-properties fo:margin-top="0cm" fo:margin-bottom="0.436cm" fo:line-height="12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Arial3" style:font-family-asian="Arial" style:font-family-generic-asian="swiss" style:font-size-asian="12pt" style:language-asian="ar" style:country-asian="SA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2" style:font-family-complex="Arial" style:font-family-generic-complex="system" style:font-pitch-complex="variable" style:font-size-complex="18pt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style:style style:name="Domyślnie-background" style:family="presentation">
      <style:graphic-properties draw:stroke="none" draw:fill="bitmap" draw:fill-image-name="background" style:repeat="stretch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office:forms form:automatic-focus="false" form:apply-design-mode="false"/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0T20:15:05.115000000</meta:creation-date>
    <dc:date>2016-05-08T17:20:53.597000000</dc:date>
    <meta:editing-duration>PT4H25S</meta:editing-duration>
    <meta:editing-cycles>34</meta:editing-cycles>
    <meta:generator>LibreOffice/4.3.5.2$Windows_x86 LibreOffice_project/3a87456aaa6a95c63eea1c1b3201acedf0751bd5</meta:generator>
    <meta:document-statistic meta:object-count="82"/>
  </office:meta>
</office:document-meta>
</file>